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56.9mm"/>
    </style:style>
    <style:style style:name="co2" style:family="table-column">
      <style:table-column-properties fo:break-before="auto" style:column-width="91.23mm"/>
    </style:style>
    <style:style style:name="co3" style:family="table-column">
      <style:table-column-properties fo:break-before="auto" style:column-width="69.97mm"/>
    </style:style>
    <style:style style:name="co4" style:family="table-column">
      <style:table-column-properties fo:break-before="auto" style:column-width="76.52mm"/>
    </style:style>
    <style:style style:name="co5" style:family="table-column">
      <style:table-column-properties fo:break-before="auto" style:column-width="63.45mm"/>
    </style:style>
    <style:style style:name="co6" style:family="table-column">
      <style:table-column-properties fo:break-before="auto" style:column-width="68.62mm"/>
    </style:style>
    <style:style style:name="co7" style:family="table-column">
      <style:table-column-properties fo:break-before="auto" style:column-width="60.18mm"/>
    </style:style>
    <style:style style:name="co8" style:family="table-column">
      <style:table-column-properties fo:break-before="auto" style:column-width="181.91mm"/>
    </style:style>
    <style:style style:name="co9" style:family="table-column">
      <style:table-column-properties fo:break-before="auto" style:column-width="115.46mm"/>
    </style:style>
    <style:style style:name="co10" style:family="table-column">
      <style:table-column-properties fo:break-before="auto" style:column-width="129.35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font-name="Liberation Sans" style:font-name-asian="AR PL SungtiL GB" style:font-name-complex="Lohit Devanagari"/>
    </style:style>
    <style:style style:name="T1" style:family="text">
      <style:text-properties style:font-name-asian="AR PL SungtiL GB" style:font-name-complex="Lohit Devanagari"/>
    </style:style>
  </office:automatic-styles>
  <office:body>
    <office:spreadsheet>
      <table:calculation-settings table:automatic-find-labels="false"/>
      <table:table table:name="Libic-Texto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6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Title</text:p>
          </table:table-cell>
          <table:table-cell table:style-name="ce1" office:value-type="string" calcext:value-type="string">
            <text:p>Author</text:p>
          </table:table-cell>
          <table:table-cell table:style-name="ce1" office:value-type="string" calcext:value-type="string">
            <text:p>Year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Category</text:p>
          </table:table-cell>
          <table:table-cell table:style-name="ce1" office:value-type="string" calcext:value-type="string">
            <text:p>SubCategory</text:p>
          </table:table-cell>
          <table:table-cell table:style-name="ce1" office:value-type="string" calcext:value-type="string">
            <text:p>Subject</text:p>
          </table:table-cell>
          <table:table-cell table:style-name="ce1" office:value-type="string" calcext:value-type="string">
            <text:p>Language</text:p>
          </table:table-cell>
          <table:table-cell table:style-name="ce1" office:value-type="string" calcext:value-type="string">
            <text:p>ISBN</text:p>
          </table:table-cell>
          <table:table-cell table:style-name="ce1" office:value-type="string" calcext:value-type="string">
            <text:p>Publisher</text:p>
          </table:table-cell>
          <table:table-cell table:style-name="ce1" office:value-type="string" calcext:value-type="string">
            <text:p>Summary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MainLink</text:p>
          </table:table-cell>
          <table:table-cell table:style-name="ce1" office:value-type="string" calcext:value-type="string">
            <text:p>SecundaryLink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Notas de Disciplina de Cálculo Numérico</text:p>
          </table:table-cell>
          <table:table-cell office:value-type="string" calcext:value-type="string">
            <text:p>Leonardo F. Guidi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Ebook</text:p>
          </table:table-cell>
          <table:table-cell office:value-type="string" calcext:value-type="string">
            <text:p>Ciências Exatas e da Natureza</text:p>
          </table:table-cell>
          <table:table-cell office:value-type="string" calcext:value-type="string">
            <text:p>Matemática</text:p>
          </table:table-cell>
          <table:table-cell office:value-type="string" calcext:value-type="string">
            <text:p>Calculo Numérico</text:p>
          </table:table-cell>
          <table:table-cell office:value-type="string" calcext:value-type="string">
            <text:p>Português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Notas de aula do professor Guidi do Instituto de Matemática da UFRGS para disciplina de cálculo numérico.</text:p>
          </table:table-cell>
          <table:table-cell table:style-name="ce2" office:value-type="string" calcext:value-type="string">
            <text:p><text:span text:style-name="T1"><text:a xlink:href="http://www.mat.ufrgs.br/~guidi/grad/MAT01169/calculo_numerico.pdf" xlink:type="simple">http://www.mat.ufrgs.br/~guidi/grad/MAT01169/calculo_numerico.pdf</text:a></text:span></text:p>
          </table:table-cell>
          <table:table-cell office:value-type="string" calcext:value-type="string">
            <text:p>https://drive.google.com/file/d/1My2o5USIGBdDOVWuHoh97zoWeJvHnH_l/view?usp=sharing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Cálculo Vetorial e Geometria Analítica – Livro 1: O plano</text:p>
          </table:table-cell>
          <table:table-cell office:value-type="string" calcext:value-type="string">
            <text:p>Felipe Acker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Ebook</text:p>
          </table:table-cell>
          <table:table-cell office:value-type="string" calcext:value-type="string">
            <text:p>Ciências Exatas e da Natureza</text:p>
          </table:table-cell>
          <table:table-cell office:value-type="string" calcext:value-type="string">
            <text:p>Matemática</text:p>
          </table:table-cell>
          <table:table-cell office:value-type="string" calcext:value-type="string">
            <text:p>Cálculo</text:p>
          </table:table-cell>
          <table:table-cell office:value-type="string" calcext:value-type="string">
            <text:p>Português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Livro <text:s/>de cálculo vetorial e geometria Analítica.</text:p>
          </table:table-cell>
          <table:table-cell office:value-type="string" calcext:value-type="string">
            <text:p><text:a xlink:href="http://im.ufrj.br/~noseda/2017-1/Livro1.pdf" xlink:type="simple">http://im.ufrj.br/~noseda/2017-1/Livro1.pdf</text:a></text:p>
          </table:table-cell>
          <table:table-cell office:value-type="string" calcext:value-type="string">
            <text:p><text:a xlink:href="https://drive.google.com/file/d/1vF4ah7P1fgp3SxmMiUxiw2_l1qZ6qRnR/view?usp=sharing" xlink:type="simple">https://drive.google.com/file/d/1vF4ah7P1fgp3SxmMiUxiw2_l1qZ6qRnR/view?usp=sharing</text:a>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Geometria Analítica</text:p>
          </table:table-cell>
          <table:table-cell office:value-type="string" calcext:value-type="string">
            <text:p>Robson Santana Pacheco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Ebook</text:p>
          </table:table-cell>
          <table:table-cell office:value-type="string" calcext:value-type="string">
            <text:p>Ciências Exatas e da Natureza</text:p>
          </table:table-cell>
          <table:table-cell office:value-type="string" calcext:value-type="string">
            <text:p>Matemática</text:p>
          </table:table-cell>
          <table:table-cell office:value-type="string" calcext:value-type="string">
            <text:p>Geometria Analítica</text:p>
          </table:table-cell>
          <table:table-cell office:value-type="string" calcext:value-type="string">
            <text:p>Português</text:p>
          </table:table-cell>
          <table:table-cell office:value-type="string" calcext:value-type="string">
            <text:p>978-85-89571-53-1</text:p>
          </table:table-cell>
          <table:table-cell office:value-type="string" calcext:value-type="string">
            <text:p>IFR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book de Geometria Analítica</text:p>
          </table:table-cell>
          <table:table-cell office:value-type="string" calcext:value-type="string">
            <text:p><text:a xlink:href="https://memoria.ifrn.edu.br/bitstream/handle/1044/1010/Geometria%20Analítica%20-%20Ebook.pdf?sequence=1&amp;isAllowed=y" xlink:type="simple">https://memoria.ifrn.edu.br/bitstream/handle/1044/1010/Geometria%20Anali%cc%81tica%20-%20Ebook.pdf?sequence=1&amp;isAllowed=y</text:a></text:p>
          </table:table-cell>
          <table:table-cell office:value-type="string" calcext:value-type="string">
            <text:p>https://drive.google.com/file/d/1ZNAXZW78VXYwp6osUKRkolKqYZ5ELYY4/view?usp=sharing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Geometria Analítica e Vetorial</text:p>
          </table:table-cell>
          <table:table-cell office:value-type="string" calcext:value-type="string">
            <text:p>Daniel Miranda – Rafael Grisi - <text:s/>Sinuê Lodovici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Ebook</text:p>
          </table:table-cell>
          <table:table-cell office:value-type="string" calcext:value-type="string">
            <text:p>Ciências Exatas e da Natureza</text:p>
          </table:table-cell>
          <table:table-cell office:value-type="string" calcext:value-type="string">
            <text:p>Matemática</text:p>
          </table:table-cell>
          <table:table-cell office:value-type="string" calcext:value-type="string">
            <text:p>Geometria Analítica</text:p>
          </table:table-cell>
          <table:table-cell office:value-type="string" calcext:value-type="string">
            <text:p>Portuguê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UFAB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book de Geometria Analítica</text:p>
          </table:table-cell>
          <table:table-cell office:value-type="string" calcext:value-type="string">
            <text:p><text:a xlink:href="http://hostel.ufabc.edu.br/~daniel.miranda/livros/geometria-analitica/geometriaanaliticaevetorial-SGD.pdf" xlink:type="simple">http://hostel.ufabc.edu.br/~daniel.miranda/livros/geometria-analitica/geometriaanaliticaevetorial-SGD.pdf</text:a></text:p>
          </table:table-cell>
          <table:table-cell office:value-type="string" calcext:value-type="string">
            <text:p>https://drive.google.com/file/d/1Hw2R2ktr9YQNNFcvjRZhiO0UVdjaBokr/view?usp=sharing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Geometria Analítica</text:p>
          </table:table-cell>
          <table:table-cell office:value-type="string" calcext:value-type="string">
            <text:p>Katia Frensel – Jorge Delgado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Ebook</text:p>
          </table:table-cell>
          <table:table-cell office:value-type="string" calcext:value-type="string">
            <text:p>Ciências Exatas e da Natureza</text:p>
          </table:table-cell>
          <table:table-cell office:value-type="string" calcext:value-type="string">
            <text:p>Matemática</text:p>
          </table:table-cell>
          <table:table-cell office:value-type="string" calcext:value-type="string">
            <text:p>Geometria Analítica</text:p>
          </table:table-cell>
          <table:table-cell office:value-type="string" calcext:value-type="string">
            <text:p>Portuguê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UFM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book de GeometriaAnalítica. Curso de Licenciatura em Matemática UFMA</text:p>
          </table:table-cell>
          <table:table-cell office:value-type="string" calcext:value-type="string">
            <text:p><text:a xlink:href="http://www.mat.ufrgs.br/~portosil/geometria-analitica-ufma.pdf" xlink:type="simple">http://www.mat.ufrgs.br/~portosil/geometria-analitica-ufma.pdf</text:a></text:p>
          </table:table-cell>
          <table:table-cell office:value-type="string" calcext:value-type="string">
            <text:p>https://drive.google.com/file/d/1pQG0gRBFV2Qt9-MmZOgpggmoQBxGlFi_/view?usp=sharing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Apostila de Geometria Analítica</text:p>
          </table:table-cell>
          <table:table-cell office:value-type="string" calcext:value-type="string">
            <text:p>Diego Sebastián Ledesm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Apostila/Ebook</text:p>
          </table:table-cell>
          <table:table-cell office:value-type="string" calcext:value-type="string">
            <text:p>Ciências Exatas e da Natureza</text:p>
          </table:table-cell>
          <table:table-cell office:value-type="string" calcext:value-type="string">
            <text:p>Matemática</text:p>
          </table:table-cell>
          <table:table-cell office:value-type="string" calcext:value-type="string">
            <text:p>Geometria Analítica</text:p>
          </table:table-cell>
          <table:table-cell office:value-type="string" calcext:value-type="string">
            <text:p>Português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Apostila de notas de aula de Geometria Analítica.</text:p>
          </table:table-cell>
          <table:table-cell office:value-type="string" calcext:value-type="string">
            <text:p><text:a xlink:href="http://www.ime.unicamp.br/~dledesma/disciplinasministradas/MA141-C-2020/listas/Apostila.pdf" xlink:type="simple">http://www.ime.unicamp.br/~dledesma/disciplinasministradas/MA141-C-2020/listas/Apostila.pdf</text:a></text:p>
          </table:table-cell>
          <table:table-cell office:value-type="string" calcext:value-type="string">
            <text:p>https://drive.google.com/file/d/1aT-nh8VoEt3cBZaA3YTcKAYV-oH6eP_B/view?usp=sharing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Lectures notes on Curves and Surfaces Part 1</text:p>
          </table:table-cell>
          <table:table-cell office:value-type="string" calcext:value-type="string">
            <text:p>Chuu-Lian Terng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Ebook</text:p>
          </table:table-cell>
          <table:table-cell office:value-type="string" calcext:value-type="string">
            <text:p>Ciências Exatas e da Natureza</text:p>
          </table:table-cell>
          <table:table-cell office:value-type="string" calcext:value-type="string">
            <text:p>Matemática</text:p>
          </table:table-cell>
          <table:table-cell office:value-type="string" calcext:value-type="string">
            <text:p>Geometria Analítica</text:p>
          </table:table-cell>
          <table:table-cell office:value-type="string" calcext:value-type="string">
            <text:p>Portuguê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University of Californiia at Irvin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ectures notes on curves and surfaces Winter quarter 2005.</text:p>
          </table:table-cell>
          <table:table-cell office:value-type="string" calcext:value-type="string">
            <text:p><text:a xlink:href="https://www.math.uci.edu/~cterng/162A_Lecture_Notes.pdf" xlink:type="simple">https://www.math.uci.edu/~cterng/162A_Lecture_Notes.pdf</text:a></text:p>
          </table:table-cell>
          <table:table-cell office:value-type="string" calcext:value-type="string">
            <text:p>https://drive.google.com/file/d/1DP9ZRZgmxeVo_FaYCRwnKhU0VVC_V9UW/view?usp=sharing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Elementary Differential Geometry: Curves and Surfaces</text:p>
          </table:table-cell>
          <table:table-cell office:value-type="string" calcext:value-type="string">
            <text:p>Martin 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Ebook</text:p>
          </table:table-cell>
          <table:table-cell office:value-type="string" calcext:value-type="string">
            <text:p>Ciências Exatas e da Natureza</text:p>
          </table:table-cell>
          <table:table-cell office:value-type="string" calcext:value-type="string">
            <text:p>Matemática</text:p>
          </table:table-cell>
          <table:table-cell office:value-type="string" calcext:value-type="string">
            <text:p>Differential Geometry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alborg University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lementary differential geometry curves and surfaces</text:p>
          </table:table-cell>
          <table:table-cell office:value-type="string" calcext:value-type="string">
            <text:p><text:a xlink:href="https://people.math.aau.dk/~raussen/INSB/AD2-11/book.pdf" xlink:type="simple">https://people.math.aau.dk/~raussen/INSB/AD2-11/book.pdf</text:a></text:p>
          </table:table-cell>
          <table:table-cell office:value-type="string" calcext:value-type="string">
            <text:p>https://drive.google.com/file/d/1b3QlEBS5U8xuR2zeKfuYtnjwjOg1uFE2/view?usp=sharing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Differential Geometry: A First Course in Curves and Surfaces</text:p>
          </table:table-cell>
          <table:table-cell office:value-type="string" calcext:value-type="string">
            <text:p>Theodore Shifrin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Ebook</text:p>
          </table:table-cell>
          <table:table-cell office:value-type="string" calcext:value-type="string">
            <text:p>Ciências Exatas e da Natureza</text:p>
          </table:table-cell>
          <table:table-cell office:value-type="string" calcext:value-type="string">
            <text:p>Mathematics</text:p>
          </table:table-cell>
          <table:table-cell office:value-type="string" calcext:value-type="string">
            <text:p>Differential Geometry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University of Georgi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ifferential geometry course in curves and surfaces.</text:p>
          </table:table-cell>
          <table:table-cell office:value-type="string" calcext:value-type="string">
            <text:p><text:a xlink:href="http://alpha.math.uga.edu/~shifrin/ShifrinDiffGeo.pdf" xlink:type="simple">http://alpha.math.uga.edu/~shifrin/ShifrinDiffGeo.pdf</text:a></text:p>
          </table:table-cell>
          <table:table-cell office:value-type="string" calcext:value-type="string">
            <text:p>https://drive.google.com/file/d/1k9q9E3kiuyovX0OHqWVHYbDBHeGydqax/view?usp=sharing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Differential Geometry of Curves and Surfaces</text:p>
          </table:table-cell>
          <table:table-cell office:value-type="string" calcext:value-type="string">
            <text:p>Luis Fernández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book</text:p>
          </table:table-cell>
          <table:table-cell office:value-type="string" calcext:value-type="string">
            <text:p>Ciências Exatas e da Natureza</text:p>
          </table:table-cell>
          <table:table-cell office:value-type="string" calcext:value-type="string">
            <text:p>Mathematics</text:p>
          </table:table-cell>
          <table:table-cell office:value-type="string" calcext:value-type="string">
            <text:p>Differential Geometry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University of Bath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ifferential geometry on curves and surfaces</text:p>
          </table:table-cell>
          <table:table-cell office:value-type="string" calcext:value-type="string">
            <text:p><text:a xlink:href="https://fsw01.bcc.cuny.edu/luis.fernandez01/web/texts/dgcs.pdf" xlink:type="simple">https://fsw01.bcc.cuny.edu/luis.fernandez01/web/texts/dgcs.pdf</text:a></text:p>
          </table:table-cell>
          <table:table-cell office:value-type="string" calcext:value-type="string">
            <text:p>https://drive.google.com/file/d/1RuBWfxDYORtleeo3hb-B5WMzKCaN3PKK/view?usp=sharing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Curves and Surfaces – Lecture Notes for Geometry 1</text:p>
          </table:table-cell>
          <table:table-cell office:value-type="string" calcext:value-type="string">
            <text:p>Henrik Schlichtkrul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book/Lecture Notes</text:p>
          </table:table-cell>
          <table:table-cell office:value-type="string" calcext:value-type="string">
            <text:p>Ciências Exatas e da Natureza</text:p>
          </table:table-cell>
          <table:table-cell office:value-type="string" calcext:value-type="string">
            <text:p>Mathematics</text:p>
          </table:table-cell>
          <table:table-cell office:value-type="string" calcext:value-type="string">
            <text:p>Geometry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University of Copenhage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ecture notes in geometry aboutt curves and surfaces.</text:p>
          </table:table-cell>
          <table:table-cell office:value-type="string" calcext:value-type="string">
            <text:p>http://web.math.ku.dk/noter/filer/geom1.pdf</text:p>
          </table:table-cell>
          <table:table-cell office:value-type="string" calcext:value-type="string">
            <text:p>https://drive.google.com/file/d/1tyn9H4SsKxzPHWI1p09HMPfL1moKmxkP/view?usp=sharing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2-15">00/00/0000</text:date>, <text:time style:data-style-name="N2" text:time-value="11:08:40.456600984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09T13:57:53.599436059</meta:creation-date>
    <dc:date>2020-12-15T11:56:53.225598320</dc:date>
    <meta:editing-duration>PT6H31M8S</meta:editing-duration>
    <meta:editing-cycles>14</meta:editing-cycles>
    <meta:generator>LibreOffice/5.2.7.2$Linux_X86_64 LibreOffice_project/20m0$Build-2</meta:generator>
    <meta:document-statistic meta:table-count="1" meta:cell-count="180" meta:object-count="0"/>
  </office:meta>
</office:document-meta>
</file>